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5pt" fo:text-indent="-2.75pt">
        <style:tab-stops>
          <style:tab-stop style:position="73.75pt"/>
          <style:tab-stop style:position="3286.90pt" style:type="center"/>
          <style:tab-stop style:position="421118.90pt" style:type="right"/>
          <style:tab-stop style:position="1622.85pt"/>
          <style:tab-stop style:position="37.75pt"/>
          <style:tab-stop style:position="3286.90pt" style:type="center"/>
          <style:tab-stop style:position="421118.90pt" style:type="right"/>
          <style:tab-stop style:position="1622.85pt"/>
          <style:tab-stop style:position="29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5pt" fo:text-indent="-2.75pt">
        <style:tab-stops>
          <style:tab-stop style:position="73.75pt"/>
          <style:tab-stop style:position="3286.90pt" style:type="center"/>
          <style:tab-stop style:position="421118.90pt" style:type="right"/>
          <style:tab-stop style:position="1622.85pt"/>
          <style:tab-stop style:position="37.75pt"/>
          <style:tab-stop style:position="3286.90pt" style:type="center"/>
          <style:tab-stop style:position="421118.90pt" style:type="right"/>
          <style:tab-stop style:position="1622.85pt"/>
          <style:tab-stop style:position="29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left" fo:margin-left="2.75pt" fo:text-indent="-2.75pt">
        <style:tab-stops>
          <style:tab-stop style:position="73.75pt"/>
          <style:tab-stop style:position="3286.90pt" style:type="center"/>
          <style:tab-stop style:position="421118.90pt" style:type="right"/>
          <style:tab-stop style:position="-2.75pt"/>
          <style:tab-stop style:position="37.75pt"/>
          <style:tab-stop style:position="3286.90pt" style:type="center"/>
          <style:tab-stop style:position="421118.90pt" style:type="right"/>
          <style:tab-stop style:position="-2.75pt"/>
          <style:tab-stop style:position="29.80pt"/>
          <style:tab-stop style:position="3286.90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5pt" fo:text-indent="-2.75pt">
        <style:tab-stops>
          <style:tab-stop style:position="73.75pt"/>
          <style:tab-stop style:position="3286.90pt" style:type="center"/>
          <style:tab-stop style:position="421118.90pt" style:type="right"/>
          <style:tab-stop style:position="-2.75pt"/>
          <style:tab-stop style:position="37.75pt"/>
          <style:tab-stop style:position="3286.90pt" style:type="center"/>
          <style:tab-stop style:position="421118.90pt" style:type="right"/>
          <style:tab-stop style:position="-2.75pt"/>
          <style:tab-stop style:position="29.80pt"/>
          <style:tab-stop style:position="3286.90pt" style:type="center"/>
        </style:tab-stops>
      </style:paragraph-properties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style:style style:name="TableColumn0100" style:family="table-column">
      <style:table-column-properties style:column-width="1.062500in"/>
    </style:style>
    <style:style style:name="TableColumn0101" style:family="table-column">
      <style:table-column-properties style:column-width="0.562500in"/>
    </style:style>
    <style:style style:name="TableColumn0102" style:family="table-column">
      <style:table-column-properties style:column-width="0.452083in"/>
    </style:style>
    <style:style style:name="TableColumn0103" style:family="table-column">
      <style:table-column-properties style:column-width="0.692361in"/>
    </style:style>
    <style:style style:name="TableColumn0104" style:family="table-column">
      <style:table-column-properties style:column-width="0.693056in"/>
    </style:style>
    <style:style style:name="TableColumn0105" style:family="table-column">
      <style:table-column-properties style:column-width="0.692361in"/>
    </style:style>
    <style:style style:name="TableColumn0106" style:family="table-column">
      <style:table-column-properties style:column-width="0.692361in"/>
    </style:style>
    <style:style style:name="TableColumn0107" style:family="table-column">
      <style:table-column-properties style:column-width="0.692361in"/>
    </style:style>
    <style:style style:name="TableColumn0108" style:family="table-column">
      <style:table-column-properties style:column-width="0.692361in"/>
    </style:style>
    <style:style style:name="TableColumn0109" style:family="table-column">
      <style:table-column-properties style:column-width="0.695139in"/>
    </style:style>
    <style:style style:name="Table01" style:family="table">
      <style:table-properties style:width="6.92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7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8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9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 style:min-row-height="0.293750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7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8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9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Indian Institute of Information Technology, Vadodara</text:span></text:p>
      <text:p text:style-name="P1"><text:span text:style-name="T2"><text:s text:c="82"/></text:span></text:p>
      <text:p text:style-name="P1"><text:span text:style-name="T2"><text:s/></text:span><text:span text:style-name="T3">Software Engineering( IT303 )</text:span></text:p>
      <text:p text:style-name="P1"><text:span text:style-name="T4">___________________________________________________________________________________</text:span></text:p>
      <text:p text:style-name="P1"><text:span text:style-name="T4"><text:s text:c="77"/>Meeting - 10</text:span></text:p>
      <text:p text:style-name="P1"><text:span text:style-name="T4">___________________________________________________________________________________</text:span></text:p>
      <text:p text:style-name="P1"><text:span text:style-name="T4">Date : October<text:s text:c="2"/>17, 2016<text:s text:c="13"/>Venue : IIIT V Hostel<text:s text:c="22"/>Time : 8:30 PM (20 Minutes)</text:span></text:p>
      <text:p text:style-name="P1"><text:span text:style-name="T5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row table:style-name="TableRow0100">
          <table:table-cell table:style-name="TableCell010000">
            <text:p text:style-name="P3"><text:span text:style-name="T6">ID : 2014520</text:span><text:span text:style-name="T7"/></text:p>
          </table:table-cell>
          <table:table-cell table:style-name="TableCell010001">
            <text:p text:style-name="P3"><text:span text:style-name="T8">20</text:span><text:span text:style-name="T9"/></text:p>
          </table:table-cell>
          <table:table-cell table:style-name="TableCell010002">
            <text:p text:style-name="P3"><text:span text:style-name="T10">21</text:span><text:span text:style-name="T11"/></text:p>
          </table:table-cell>
          <table:table-cell table:style-name="TableCell010003">
            <text:p text:style-name="P3"><text:span text:style-name="T12">37</text:span><text:span text:style-name="T13"/></text:p>
          </table:table-cell>
          <table:table-cell table:style-name="TableCell010004">
            <text:p text:style-name="P3"><text:span text:style-name="T14">42</text:span><text:span text:style-name="T15"/></text:p>
          </table:table-cell>
          <table:table-cell table:style-name="TableCell010005">
            <text:p text:style-name="P3"><text:span text:style-name="T16">51</text:span><text:span text:style-name="T17"/></text:p>
          </table:table-cell>
          <table:table-cell table:style-name="TableCell010006">
            <text:p text:style-name="P3"><text:span text:style-name="T18">52</text:span><text:span text:style-name="T19"/></text:p>
          </table:table-cell>
          <table:table-cell table:style-name="TableCell010007">
            <text:p text:style-name="P3"><text:span text:style-name="T20">60</text:span><text:span text:style-name="T21"/></text:p>
          </table:table-cell>
          <table:table-cell table:style-name="TableCell010008">
            <text:p text:style-name="P3"><text:span text:style-name="T22">61</text:span><text:span text:style-name="T23"/></text:p>
          </table:table-cell>
          <table:table-cell table:style-name="TableCell010009">
            <text:p text:style-name="P3"><text:span text:style-name="T24">62</text:span><text:span text:style-name="T25"/></text:p>
          </table:table-cell>
        </table:table-row>
        <table:table-row table:style-name="TableRow0101">
          <table:table-cell table:style-name="TableCell010100">
            <text:p text:style-name="P6"><text:span text:style-name="T26">Attendance</text:span><text:span text:style-name="T27"/></text:p>
          </table:table-cell>
          <table:table-cell table:style-name="TableCell010101">
            <text:p text:style-name="P6"><text:span text:style-name="T28">√</text:span><text:span text:style-name="T29"/></text:p>
          </table:table-cell>
          <table:table-cell table:style-name="TableCell010102">
            <text:p text:style-name="P6"><text:span text:style-name="T30">√</text:span><text:span text:style-name="T31"/></text:p>
          </table:table-cell>
          <table:table-cell table:style-name="TableCell010103">
            <text:p text:style-name="P6"><text:span text:style-name="T32">√</text:span><text:span text:style-name="T33"/></text:p>
          </table:table-cell>
          <table:table-cell table:style-name="TableCell010104">
            <text:p text:style-name="P6"><text:span text:style-name="T34">√</text:span><text:span text:style-name="T35"/></text:p>
          </table:table-cell>
          <table:table-cell table:style-name="TableCell010105">
            <text:p text:style-name="P6"><text:span text:style-name="T36">√</text:span><text:span text:style-name="T37"/></text:p>
          </table:table-cell>
          <table:table-cell table:style-name="TableCell010106">
            <text:p text:style-name="P6"><text:span text:style-name="T38">√</text:span><text:span text:style-name="T39"/></text:p>
          </table:table-cell>
          <table:table-cell table:style-name="TableCell010107">
            <text:p text:style-name="P6"><text:span text:style-name="T40">√</text:span><text:span text:style-name="T41"/></text:p>
          </table:table-cell>
          <table:table-cell table:style-name="TableCell010108">
            <text:p text:style-name="P6"><text:span text:style-name="T42">√</text:span><text:span text:style-name="T43"/></text:p>
          </table:table-cell>
          <table:table-cell table:style-name="TableCell010109">
            <text:p text:style-name="P6"><text:span text:style-name="T44">√</text:span><text:span text:style-name="T45"/></text:p>
          </table:table-cell>
        </table:table-row>
      </table:table>
      <text:p text:style-name="P8"><text:span text:style-name="T45"/></text:p>
      <text:p text:style-name="P8"><text:span text:style-name="T45"/></text:p>
      <text:p text:style-name="P8"><text:span text:style-name="T46">—————————————————————————————————————————</text:span></text:p>
      <text:p text:style-name="P8"><text:span text:style-name="T47">Agenda of our meeting</text:span></text:p>
      <text:p text:style-name="P8"><text:span text:style-name="T48"/></text:p>
      <text:list text:style-name="L9">
        <text:list-item>
          <text:p text:style-name="P9"><text:span text:style-name="T49">Documentation Distribution<text:s text:c="2"/></text:span></text:p>
        </text:list-item>
        <text:list-item>
          <text:p text:style-name="P9"><text:span text:style-name="T49">Previous document correction</text:span></text:p>
        </text:list-item>
        <text:list-item>
          <text:p text:style-name="P9"><text:span text:style-name="T49">Deciding deadline</text:span></text:p>
        </text:list-item>
      </text:list>
      <text:p text:style-name="P10"><text:span text:style-name="T50"/></text:p>
      <text:p text:style-name="P10"><text:span text:style-name="T50"/></text:p>
      <text:p text:style-name="P10"><text:span text:style-name="T51">Discussion</text:span></text:p>
      <text:p text:style-name="P10"><text:span text:style-name="T52"/></text:p>
      <text:p text:style-name="P10"><text:span text:style-name="T53">In the meeting we discuss about all the documents in details and how we are going to create, who will be doing the works and after all the discussion,</text:span></text:p>
      <text:p text:style-name="P10"><text:span text:style-name="T53">We distributed the<text:s text:c="2"/>documents as: </text:span></text:p>
      <text:p text:style-name="P10"><text:span text:style-name="T54"/></text:p>
      <text:p text:style-name="P10"><text:span text:style-name="T55"><text:s text:c="3"/>Sequence Diagram<text:s/></text:span><text:span text:style-name="T56"><text:s text:c="5"/>:<text:s text:c="29"/>Kenneth</text:span></text:p>
      <text:p text:style-name="P10"><text:span text:style-name="T57"><text:s text:c="3"/>ER Diagram<text:s text:c="16"/>:<text:s text:c="29"/></text:span><text:span text:style-name="T58">Sikhar ,Sunny</text:span></text:p>
      <text:p text:style-name="P10"><text:span text:style-name="T58">Data Flow Diagram<text:tab/><text:s text:c="3"/>: <text:tab/><text:tab/><text:s text:c="10"/>Anjali<text:s text:c="15"/></text:span></text:p>
      <text:p text:style-name="P10"><text:span text:style-name="T58">Activity Diagram<text:s text:c="10"/>:<text:s text:c="29"/>Bhoopendra</text:span></text:p>
      <text:p text:style-name="P10"><text:span text:style-name="T58">High Level Design<text:s text:c="8"/>:<text:s text:c="29"/>Vipin,Sandeep,Prahalad</text:span></text:p>
      <text:p text:style-name="P10"><text:span text:style-name="T59"/></text:p>
      <text:p text:style-name="P10"><text:span text:style-name="T59"/></text:p>
      <text:p text:style-name="P10"><text:span text:style-name="T59"/></text:p>
      <text:p text:style-name="P10"><text:span text:style-name="T60">So after we<text:s text:c="2"/>20 minutes meeting<text:s text:c="2"/>we concluded our meeting . </text:span></text:p>
      <text:p text:style-name="P10"><text:span text:style-name="T61"/></text:p>
      <text:p text:style-name="P10"><text:span text:style-name="T61"/></text:p>
      <text:p text:style-name="P10"><text:span text:style-name="T6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